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style:font-name="Arial" officeooo:rsid="001acd50"/>
    </style:style>
    <style:style style:name="T2" style:family="text">
      <style:text-properties style:font-name="Arial" officeooo:rsid="001bad02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2">Revisar y exportar aud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09T17:29:36.488842274</dc:date>
    <meta:editing-duration>PT2M5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4" meta:character-count="27" meta:non-whitespace-character-count="21"/>
  </office:meta>
</office:document-meta>
</file>